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erif"/>
    <style:font-face style:name="Open Sans" svg:font-family="'Open Sans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34d9" officeooo:paragraph-rsid="0012e027"/>
    </style:style>
    <style:style style:name="P2" style:family="paragraph" style:parent-style-name="Standard" style:list-style-name="L1">
      <style:text-properties officeooo:rsid="000bc8ae" officeooo:paragraph-rsid="000c8181"/>
    </style:style>
    <style:style style:name="P3" style:family="paragraph" style:parent-style-name="Standard" style:list-style-name="L1">
      <style:text-properties officeooo:rsid="000bc8ae" officeooo:paragraph-rsid="00107dce"/>
    </style:style>
    <style:style style:name="P4" style:family="paragraph" style:parent-style-name="Standard" style:list-style-name="L2">
      <style:text-properties officeooo:rsid="000bc8ae" officeooo:paragraph-rsid="000bc8ae"/>
    </style:style>
    <style:style style:name="P5" style:family="paragraph" style:parent-style-name="Standard" style:list-style-name="L1">
      <style:text-properties officeooo:rsid="000dbd39" officeooo:paragraph-rsid="000dbd39"/>
    </style:style>
    <style:style style:name="P6" style:family="paragraph" style:parent-style-name="Standard" style:list-style-name="L1">
      <style:text-properties officeooo:rsid="000df69b" officeooo:paragraph-rsid="000df69b"/>
    </style:style>
    <style:style style:name="P7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paragraph-rsid="000df69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style:font-name="Arial" fo:font-size="12pt" fo:font-style="normal" fo:font-weight="normal" officeooo:rsid="000f6658" officeooo:paragraph-rsid="000f665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officeooo:rsid="0010aa9a" officeooo:paragraph-rsid="0010aa9a"/>
    </style:style>
    <style:style style:name="P10" style:family="paragraph" style:parent-style-name="Standard" style:list-style-name="L1">
      <style:text-properties officeooo:rsid="00111536" officeooo:paragraph-rsid="00111536"/>
    </style:style>
    <style:style style:name="T1" style:family="text">
      <style:text-properties fo:font-variant="normal" fo:text-transform="none" fo:color="#000000" style:font-name="Consolas" fo:font-size="8.39999961853027pt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font-size="8.39999961853027pt" fo:letter-spacing="normal" fo:font-style="normal" fo:padding="0in" fo:border="none"/>
    </style:style>
    <style:style style:name="T3" style:family="text">
      <style:text-properties officeooo:rsid="0018698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5291836215935999" text:style-name="L1">
        <text:list-item>
          <text:p text:style-name="P2">Suche einer IDE zum Entwickeln von AngularJSEntscheidung Eclipse da es ein </text:p>
          <text:list>
            <text:list-item>
              <text:p text:style-name="P2">AngularJS Plugin gibt und das die häufigst verwendete IDE im bisherigen Studiumsverlauf ist</text:p>
            </text:list-item>
            <text:list-item>
              <text:p text:style-name="P2">Alternativen wäre Netbeans, Sublime, Webstorm</text:p>
            </text:list-item>
            <text:list-item>
              <text:p text:style-name="P3">Installation Eclipse for EE wegen Webpageeditor mit Plugins</text:p>
            </text:list-item>
            <text:list-item>
              <text:p text:style-name="P2">anlegen und Initialisieren eines Projektes</text:p>
              <text:list>
                <text:list-item>
                  <text:p text:style-name="P5"><text:a xlink:type="simple" xlink:href="http://blog.diniscruz.com/2014/02/using-angularjs-in-eclipse-part-1.html">http://blog.diniscruz.com/2014/02/using-angularjs-in-eclipse-part-1.html</text:a></text:p>
                </text:list-item>
                <text:list-item>
                  <text:p text:style-name="P5"><text:a xlink:type="simple" xlink:href="https://github.com/angelozerr/angularjs-eclipse/wiki/Getting-Started">https://github.com/angelozerr/angularjs-eclipse/wiki/Getting-Started</text:a></text:p>
                </text:list-item>
                <text:list-item>
                  <text:p text:style-name="P6">used Plugins </text:p>
                  <text:list>
                    <text:list-item>
                      <text:p text:style-name="P7"><text:bookmark text:name="page-title"/>Eclipse Grovy REPL Scripting Environment 1.6.0</text:p>
                    </text:list-item>
                    <text:list-item>
                      <text:p text:style-name="P8">angularjs-eclipse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82235308151151" text:continue-numbering="true" text:style-name="L1">
        <text:list-item>
          <text:p text:style-name="P9">Programmierübungen nach angular js toturial mit anpassungen auf ide</text:p>
        </text:list-item>
        <text:list-item>
          <text:p text:style-name="P10">Lokalisierung der Bootstrap css bibliotheken und des anglar.js</text:p>
        </text:list-item>
        <text:list-item>
          <text:p text:style-name="P10"><text:span text:style-name="T1">Access-Control-Allow-Headers</text:span> <text:span text:style-name="T3">cors</text:span></text:p>
        </text:list-item>
        <text:list-item>
          <text:p text:style-name="P10"><text:span text:style-name="Strong_20_Emphasis"><text:span text:style-name="T2">Cross-site HTTP requests</text:span></text:span> </text:p>
        </text:list-item>
      </text:list>
      <text:list xml:id="list9212594574159004834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erif"/>
    <style:font-face style:name="Open Sans" svg:font-family="'Open Sans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9M9S</meta:editing-duration>
    <meta:editing-cycles>12</meta:editing-cycles>
    <meta:generator>LibreOffice/4.2.1.1$Windows_x86 LibreOffice_project/d7dbbd7842e6a58b0f521599204e827654e1fb8b</meta:generator>
    <dc:date>2014-12-02T18:22:35.276000000</dc:date>
    <meta:document-statistic meta:table-count="0" meta:image-count="0" meta:object-count="0" meta:page-count="1" meta:paragraph-count="14" meta:word-count="89" meta:character-count="765" meta:non-whitespace-character-count="687"/>
    <meta:user-defined meta:name="Info 1"/>
    <meta:user-defined meta:name="Info 2"/>
    <meta:user-defined meta:name="Info 3"/>
    <meta:user-defined meta:name="Info 4"/>
  </office:meta>
</office:document-meta>
</file>